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style1"/>
        <table:table-column table:style-name="co1" table:default-cell-style-name="style2"/>
        <table:table-column table:style-name="co1" table:default-cell-style-name="style4decimales"/>
        <table:table-row table:style-name="ro1">
          <table:table-cell office:value-type="string" calcext:value-type="string">
            <text:p>Valeur</text:p>
          </table:table-cell>
          <table:table-cell office:value-type="string" calcext:value-type="string">
            <text:p>Carré</text:p>
          </table:table-cell>
          <table:table-cell table:style-name="style3" office:value-type="string" calcext:value-type="string">
            <text:p>Racine Carré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  <table:table-cell table:formula="of:=SQRT([.A3])" office:value-type="float" office:value="1.4142135623731" calcext:value-type="float">
            <text:p>1,4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A4]" office:value-type="float" office:value="9" calcext:value-type="float">
            <text:p>9</text:p>
          </table:table-cell>
          <table:table-cell table:formula="of:=SQRT([.A4])" office:value-type="float" office:value="1.73205080756888" calcext:value-type="float">
            <text:p>1,7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A5]" office:value-type="float" office:value="16" calcext:value-type="float">
            <text:p>16</text:p>
          </table:table-cell>
          <table:table-cell table:formula="of:=SQRT([.A5])" office:value-type="float" office:value="2" calcext:value-type="float">
            <text:p>2,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>
      <style:table-cell-properties fo:background-color="#66ff66"/>
    </style:style>
    <style:style style:name="style2" style:family="table-cell" style:parent-style-name="Default">
      <style:table-cell-properties fo:background-color="#ccff66"/>
    </style:style>
    <style:style style:name="style3" style:family="table-cell" style:parent-style-name="Default">
      <style:table-cell-properties fo:background-color="#99ccff"/>
    </style:style>
    <style:style style:name="style4decimales" style:family="table-cell" style:parent-style-name="style3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ressand </meta:initial-creator>
    <meta:creation-date>2015-03-18T13:17:41.848879414</meta:creation-date>
    <dc:date>2015-03-18T13:40:32.003077029</dc:date>
    <dc:creator>jbressand </dc:creator>
    <meta:editing-duration>PT7M39S</meta:editing-duration>
    <meta:editing-cycles>1</meta:editing-cycles>
    <meta:document-statistic meta:table-count="1" meta:cell-count="15" meta:object-count="0"/>
    <meta:generator>LibreOffice/4.2.7.2$Linux_X86_64 LibreOffice_project/420m0$Build-2</meta:generator>
  </office:meta>
</office:document-meta>
</file>